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c2a05" officeooo:paragraph-rsid="000c2a05"/>
    </style:style>
    <style:style style:name="P2" style:family="paragraph" style:parent-style-name="Standard">
      <style:paragraph-properties style:writing-mode="lr-tb"/>
      <style:text-properties fo:language="ru" fo:country="RU" officeooo:rsid="000c2a05" officeooo:paragraph-rsid="000c2a05"/>
    </style:style>
    <style:style style:name="P3" style:family="paragraph" style:parent-style-name="Standard">
      <style:text-properties fo:language="ru" fo:country="RU" officeooo:rsid="000c2a05" officeooo:paragraph-rsid="000c3716"/>
    </style:style>
    <style:style style:name="P4" style:family="paragraph" style:parent-style-name="Standard">
      <style:text-properties fo:language="ru" fo:country="RU" officeooo:rsid="000c2a05" officeooo:paragraph-rsid="000db78d"/>
    </style:style>
    <style:style style:name="P5" style:family="paragraph" style:parent-style-name="Standard">
      <style:text-properties fo:language="ru" fo:country="RU" officeooo:rsid="000c2a05" officeooo:paragraph-rsid="000f68a7"/>
    </style:style>
    <style:style style:name="P6" style:family="paragraph" style:parent-style-name="Standard">
      <style:paragraph-properties style:writing-mode="lr-tb"/>
      <style:text-properties fo:language="ru" fo:country="RU" officeooo:rsid="000c2a05" officeooo:paragraph-rsid="0015ad2f"/>
    </style:style>
    <style:style style:name="P7" style:family="paragraph" style:parent-style-name="Standard">
      <style:text-properties fo:language="ru" fo:country="RU" officeooo:paragraph-rsid="000c2a05"/>
    </style:style>
    <style:style style:name="P8" style:family="paragraph" style:parent-style-name="Standard">
      <style:text-properties officeooo:paragraph-rsid="000c3716"/>
    </style:style>
    <style:style style:name="P9" style:family="paragraph" style:parent-style-name="Standard">
      <style:paragraph-properties style:writing-mode="lr-tb"/>
      <style:text-properties officeooo:paragraph-rsid="000c3716"/>
    </style:style>
    <style:style style:name="P10" style:family="paragraph" style:parent-style-name="Standard">
      <style:text-properties officeooo:paragraph-rsid="000f68a7"/>
    </style:style>
    <style:style style:name="P11" style:family="paragraph" style:parent-style-name="Standard">
      <style:text-properties officeooo:paragraph-rsid="000fca18"/>
    </style:style>
    <style:style style:name="P12" style:family="paragraph" style:parent-style-name="Standard">
      <style:text-properties fo:color="#c9211e" loext:opacity="100%" fo:language="ru" fo:country="RU" officeooo:rsid="00182bae" officeooo:paragraph-rsid="00182bae"/>
    </style:style>
    <style:style style:name="T1" style:family="text">
      <style:text-properties officeooo:rsid="000c2a05"/>
    </style:style>
    <style:style style:name="T2" style:family="text">
      <style:text-properties officeooo:rsid="000c3716"/>
    </style:style>
    <style:style style:name="T3" style:family="text">
      <style:text-properties fo:language="ru" fo:country="RU" officeooo:rsid="000c2a05"/>
    </style:style>
    <style:style style:name="T4" style:family="text">
      <style:text-properties fo:language="ru" fo:country="RU" officeooo:rsid="000c3716"/>
    </style:style>
    <style:style style:name="T5" style:family="text">
      <style:text-properties fo:language="ru" fo:country="RU" officeooo:rsid="000f68a7"/>
    </style:style>
    <style:style style:name="T6" style:family="text">
      <style:text-properties fo:language="ru" fo:country="RU" officeooo:rsid="000fca18"/>
    </style:style>
    <style:style style:name="T7" style:family="text">
      <style:text-properties fo:language="ru" fo:country="RU" officeooo:rsid="00182bae"/>
    </style:style>
    <style:style style:name="T8" style:family="text">
      <style:text-properties fo:language="ru" fo:country="RU" officeooo:rsid="001ab8af"/>
    </style:style>
    <style:style style:name="T9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80808" loext:opacity="100%" style:font-name="JetBrains Mono" fo:font-size="10pt" fo:font-style="normal" fo:font-weight="normal" officeooo:rsid="000c3716" style:font-size-asian="10pt" style:font-style-asian="normal" style:font-weight-asian="normal"/>
    </style:style>
    <style:style style:name="T11" style:family="text">
      <style:text-properties fo:color="#080808" loext:opacity="100%" style:font-name="JetBrains Mono" fo:font-size="10pt" fo:font-style="normal" fo:font-weight="normal" officeooo:rsid="000db78d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normal" officeooo:rsid="000f68a7" style:font-size-asian="10pt" style:font-style-asian="normal" style:font-weight-asian="normal"/>
    </style:style>
    <style:style style:name="T13" style:family="text">
      <style:text-properties fo:color="#080808" loext:opacity="100%" style:font-name="JetBrains Mono" fo:font-size="10pt" fo:font-style="normal" fo:font-weight="normal" officeooo:rsid="00182bae" style:font-size-asian="10pt" style:font-style-asian="normal" style:font-weight-asian="normal"/>
    </style:style>
    <style:style style:name="T14" style:family="text">
      <style:text-properties fo:color="#080808" loext:opacity="100%" style:font-name="JetBrains Mono" fo:font-size="10pt" fo:font-style="normal" fo:font-weight="normal" officeooo:rsid="00199ad7" style:font-size-asian="10pt" style:font-style-asian="normal" style:font-weight-asian="normal"/>
    </style:style>
    <style:style style:name="T15" style:family="text">
      <style:text-properties fo:color="#080808" loext:opacity="100%" style:font-name="JetBrains Mono" fo:font-size="10pt" fo:font-style="normal" fo:font-weight="normal" officeooo:rsid="001b1669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language="ru" fo:country="RU" fo:font-style="normal" fo:font-weight="normal" officeooo:rsid="000c3716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language="ru" fo:country="RU" fo:font-style="normal" fo:font-weight="normal" officeooo:rsid="000f68a7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language="ru" fo:country="RU" fo:font-style="normal" fo:font-weight="normal" officeooo:rsid="000fca18" style:font-size-asian="10pt" style:font-style-asian="normal" style:font-weight-asian="normal"/>
    </style:style>
    <style:style style:name="T19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80808" loext:opacity="100%" style:font-name="Noto Sans Mono" fo:font-size="10pt" fo:font-style="normal" fo:font-weight="normal" officeooo:rsid="000c3716" style:font-size-asian="10pt" style:font-style-asian="normal" style:font-weight-asian="normal"/>
    </style:style>
    <style:style style:name="T21" style:family="text">
      <style:text-properties fo:color="#080808" loext:opacity="100%" style:font-name="Noto Sans Mono" fo:font-size="10pt" fo:font-style="normal" fo:font-weight="normal" officeooo:rsid="000db78d" style:font-size-asian="10pt" style:font-style-asian="normal" style:font-weight-asian="normal"/>
    </style:style>
    <style:style style:name="T22" style:family="text">
      <style:text-properties fo:color="#080808" loext:opacity="100%" style:font-name="Noto Sans Mono" fo:font-size="10pt" fo:font-style="normal" fo:font-weight="normal" officeooo:rsid="000f68a7" style:font-size-asian="10pt" style:font-style-asian="normal" style:font-weight-asian="normal"/>
    </style:style>
    <style:style style:name="T23" style:family="text">
      <style:text-properties fo:color="#080808" loext:opacity="100%" style:font-name="Noto Sans Mono" fo:font-size="10pt" fo:font-style="normal" fo:font-weight="normal" officeooo:rsid="00182bae" style:font-size-asian="10pt" style:font-style-asian="normal" style:font-weight-asian="normal"/>
    </style:style>
    <style:style style:name="T24" style:family="text">
      <style:text-properties officeooo:rsid="000db78d"/>
    </style:style>
    <style:style style:name="T25" style:family="text">
      <style:text-properties officeooo:rsid="000fca18"/>
    </style:style>
    <style:style style:name="T26" style:family="text">
      <style:text-properties officeooo:rsid="0011bfa1"/>
    </style:style>
    <style:style style:name="T27" style:family="text">
      <style:text-properties officeooo:rsid="00124867"/>
    </style:style>
    <style:style style:name="T28" style:family="text">
      <style:text-properties officeooo:rsid="00139939"/>
    </style:style>
    <style:style style:name="T29" style:family="text">
      <style:text-properties officeooo:rsid="0014342e"/>
    </style:style>
    <style:style style:name="T30" style:family="text">
      <style:text-properties officeooo:rsid="0015ad2f"/>
    </style:style>
    <style:style style:name="T31" style:family="text">
      <style:text-properties officeooo:rsid="0016d91e"/>
    </style:style>
    <style:style style:name="T32" style:family="text">
      <style:text-properties officeooo:rsid="00182bae"/>
    </style:style>
    <style:style style:name="T33" style:family="text">
      <style:text-properties officeooo:rsid="00199ad7"/>
    </style:style>
    <style:style style:name="T34" style:family="text">
      <style:text-properties officeooo:rsid="001b1669"/>
    </style:style>
    <style:style style:name="T35" style:family="text">
      <style:text-properties officeooo:rsid="001bf354"/>
    </style:style>
    <style:style style:name="T36" style:family="text">
      <style:text-properties fo:color="#c9211e" loext:opacity="100%"/>
    </style:style>
    <style:style style:name="T37" style:family="text">
      <style:text-properties fo:color="#c9211e" loext:opacity="100%" officeooo:rsid="001bf3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Приставка ближе к корню - основная</text:p>
      <text:p text:style-name="P7"/>
      <text:p text:style-name="P7"><text:span text:style-name="T1">1) Split up the verb forms below into preverb(s) and the verbal stem itself. Identify the v­ erbal root.</text:span></text:p>
      <text:p text:style-name="P1">(This exercise includes finite verbs, ta-participles, absolutives and infinitives.)</text:p>
      <text:p text:style-name="P2">Example: अवगच्छति –› अव- + गच्छति (from √गम्)</text:p>
      <text:p text:style-name="P8"><text:span text:style-name="T3">१) सं</text:span><text:bookmark-start text:name="__DdeLink__1472_2036244013"/><text:span text:style-name="T3">भ</text:span><text:bookmark-end text:name="__DdeLink__1472_2036244013"/><text:span text:style-name="T3">रथ <text:s/>–› </text:span><text:span text:style-name="T4">सम् + </text:span><text:span text:style-name="T9">√</text:span><text:span text:style-name="T19">भृ</text:span><text:span text:style-name="T20">(I), 2p, pl → собираете, (складываете, скручиваете)</text:span></text:p>
      <text:p text:style-name="P9"><text:span text:style-name="T3">२) सम</text:span><text:span text:style-name="T7">ु</text:span><text:span text:style-name="T3">त्पतामः –› </text:span><text:span text:style-name="T4">सम् + उद् + पातमः (</text:span><text:span text:style-name="T9">√</text:span><text:span text:style-name="T19">पत्, </text:span><text:span text:style-name="T20">I</text:span><text:span text:style-name="T4">), 1p, pl → взлетаете, атакуете, всходите, появляетесь</text:span></text:p>
      <text:p text:style-name="P8"><text:span text:style-name="T3">३) उद्धारयसि –› </text:span><text:span text:style-name="T4">उद् <text:s/>+ </text:span><text:bookmark-start text:name="__DdeLink__2227_2036244013"/><text:span text:style-name="T9">√</text:span><text:span text:style-name="T19">धृ</text:span><text:bookmark-end text:name="__DdeLink__2227_2036244013"/><text:span text:style-name="T19"> </text:span><text:span text:style-name="T20">(</text:span><text:span text:style-name="T23">causative</text:span><text:span text:style-name="T20">), 2p, sg → достаёшь, вытаскиваешь, вынимаешь</text:span></text:p>
      <text:p text:style-name="P8"><text:span text:style-name="T3">४) अनुविनश्यामः –› </text:span><text:span text:style-name="T4">अनु + वि + </text:span><text:span text:style-name="T9">√</text:span><text:span text:style-name="T19">नश्</text:span><text:span text:style-name="T9">;(IV), </text:span><text:span text:style-name="T10">1p, pl</text:span><text:span text:style-name="T9"> → </text:span><text:span text:style-name="T13">следом погибаем (приставка ану – почти всегда значит следом за + глагол)</text:span></text:p>
      <text:p text:style-name="P3">५) व्यपनयन्ति –› <text:span text:style-name="T2">वि + </text:span><text:span text:style-name="T32">ап +</text:span><text:span text:style-name="T2"> </text:span><text:bookmark-start text:name="__DdeLink__1509_2036244013"/><text:span text:style-name="T10">√नी</text:span><text:bookmark-end text:name="__DdeLink__1509_2036244013"/><text:span text:style-name="T10"> (I) 3p, pl → уводят, забирают</text:span></text:p>
      <text:p text:style-name="P8"><text:span text:style-name="T3">६) अध्यागम्य –› अधि </text:span><text:span text:style-name="T4">+ आ + </text:span><text:span text:style-name="T9">√</text:span><text:span text:style-name="T19">गम् </text:span><text:span text:style-name="T20">→ </text:span><text:span text:style-name="T23">пассивное деепричастие будущего (то, что можно достичь), или достигнув, осущиствить</text:span></text:p>
      <text:p text:style-name="P8"><text:span text:style-name="T3">७) विषीदति –› </text:span><text:span text:style-name="T4">वि + </text:span><text:span text:style-name="T9">√</text:span><text:span text:style-name="T19">सद् </text:span><text:span text:style-name="T20">(</text:span><text:span text:style-name="T10">I irreg. </text:span><text:span text:style-name="T19">सीदति</text:span><text:span text:style-name="T20">) 3p, sg → унывает, отчаивается, тонет</text:span></text:p>
      <text:p text:style-name="P3">८) संनिभृतम् –› <text:span text:style-name="T2">सम् + नि + </text:span><text:span text:style-name="T10">√</text:span><text:span text:style-name="T20">भृ(I) ppp, n - спрятанное</text:span></text:p>
      <text:p text:style-name="P3">९) परिणमति –› <text:span text:style-name="T2">परि + </text:span><text:span text:style-name="T10">√नम् , 3p, sg → кланяется, склоняется, сутулится</text:span></text:p>
      <text:p text:style-name="P8"><text:span text:style-name="T3">१०) प्रोद्भवसि –› </text:span><text:span text:style-name="T4">प्र + उद् + </text:span><text:span text:style-name="T9">√</text:span><text:span text:style-name="T19">भू </text:span><text:span text:style-name="T21">, 3p, sg → появляешься, случаешься, </text:span><text:span text:style-name="T23">рождаешься</text:span></text:p>
      <text:p text:style-name="P4">११) उपानेत<text:span text:style-name="T33">ु</text:span>म –› <text:span text:style-name="T24">उप + </text:span><text:span text:style-name="T33">आ + </text:span><text:bookmark-start text:name="__DdeLink__1509_2036244013 Copy 1"/><text:span text:style-name="T10">√नी</text:span><text:bookmark-end text:name="__DdeLink__1509_2036244013 Copy 1"/><text:span text:style-name="T10"> , </text:span><text:span text:style-name="T11">Inf → приводить, приближать, </text:span><text:span text:style-name="T14">подводить</text:span></text:p>
      <text:p text:style-name="P10"><text:span text:style-name="T3">१२) व्यप</text:span><text:bookmark-start text:name="__DdeLink__1541_2036244013"/><text:span text:style-name="T3">गच्छ</text:span><text:bookmark-end text:name="__DdeLink__1541_2036244013"/><text:span text:style-name="T3">थ –› </text:span><text:span text:style-name="T5">वि + </text:span><text:span text:style-name="T8">अ</text:span><text:span text:style-name="T5">प + </text:span><text:span text:style-name="T9">√</text:span><text:span text:style-name="T19">गम् </text:span><text:span text:style-name="T22">(</text:span><text:span text:style-name="T12">I irreg. </text:span><text:span text:style-name="T19">गच्छति</text:span><text:span text:style-name="T22">), 2p, pl → уходите, отступаете, исчезаете</text:span></text:p>
      <text:p text:style-name="P10"><text:span text:style-name="T3">१३) प्रणत्य –› </text:span><text:span text:style-name="T5">प्र + </text:span><text:span text:style-name="T10">√</text:span><text:span text:style-name="T19">नम्</text:span><text:span text:style-name="T16"> </text:span><text:span text:style-name="T17">(I), abs → согнувшись, склонившись</text:span></text:p>
      <text:p text:style-name="P10"><text:span text:style-name="T3">१४) पर्यन्वि</text:span><text:bookmark-start text:name="__DdeLink__1571_2036244013"/><text:span text:style-name="T3">च्छा</text:span><text:bookmark-end text:name="__DdeLink__1571_2036244013"/><text:span text:style-name="T3">मः –› </text:span><text:span text:style-name="T5">परि + अनु + </text:span><text:span text:style-name="T9">√</text:span><text:span text:style-name="T19">इष् </text:span><text:span text:style-name="T9">(VI </text:span><text:span text:style-name="T12">irreg. </text:span><text:span text:style-name="T19">इच्छति</text:span><text:span text:style-name="T12">), 1p, pl → </text:span><text:span text:style-name="T15">ищем</text:span></text:p>
      <text:p text:style-name="P5">१५) प्रतीष्टः –› प्रति <text:span text:style-name="T2">+ </text:span><text:span text:style-name="T10">√</text:span><text:span text:style-name="T20">इष्</text:span></text:p>
      <text:p text:style-name="P5"><text:span text:style-name="T20"/></text:p>
      <text:p text:style-name="P1">2) Translate into English.</text:p>
      <text:p text:style-name="P1">(When you encounter a new compound verb, translate it by combining the meaning</text:p>
      <text:p text:style-name="P1">of the basic verb and the preverb.)</text:p>
      <text:p text:style-name="P1">१) जनाः विगच्छन्ति । नराः क्षेत्रे बालाः च गृहे गच्छन्ति । <text:span text:style-name="T25">Люди </text:span><text:span text:style-name="T34">расходятся</text:span><text:span text:style-name="T25">. Люди в поле и дети в дом идут.</text:span></text:p>
      <text:p text:style-name="P1">२) नराः भार्याः बालाः च श्लोकैः देवान् संपूजयन्ति । <text:span text:style-name="T25">Мужи, жёны и дети стихами богов славят.</text:span></text:p>
      <text:p text:style-name="P1">३) व्याघ्रात् बालाः अश्वैः सह गृहं संद्रवन्ति खगाः (‘birds’, Nom Pl) च उत्पतन्ति । <text:span text:style-name="T25">От тигра дети с кон</text:span><text:span text:style-name="T35">ями</text:span><text:span text:style-name="T25"> к дому бегут и птицы взлетают. </text:span></text:p>
      <text:p text:style-name="P11"><text:span text:style-name="T3">४) ईश्वरम् अ</text:span><text:bookmark-start text:name="__DdeLink__1607_2036244013"/><text:span text:style-name="T3">वन</text:span><text:bookmark-end text:name="__DdeLink__1607_2036244013"/><text:span text:style-name="T3">त्य कुमाराः समुत्तिष्ठन्ति । (समुत्तिष्ठन्ति = सम् + उद् + तिष्ठन्ति) </text:span><text:span text:style-name="T6">Владыке поклонившись (आ + </text:span><text:span text:style-name="T16">√</text:span><text:span text:style-name="T18">नम्</text:span><text:span text:style-name="T6">) юноши встают</text:span></text:p>
      <text:p text:style-name="P2">५) प्राज्ञः नृपः प्रजानां <text:bookmark-start text:name="__DdeLink__1619_2036244013"/>चिन्ताः<text:bookmark-end text:name="__DdeLink__1619_2036244013"/> प्र<text:bookmark-start text:name="__DdeLink__1617_2036244013"/>पश्य<text:bookmark-end text:name="__DdeLink__1617_2036244013"/>ति । <text:span text:style-name="T25">Мудрый царь подданых волнение предвидит.</text:span></text:p>
      <text:p text:style-name="P1">६) क्षत्रियः न अतिजीवति जनाः च शोचन्ति । <text:span text:style-name="T25">Воин не выживает и люди скорбят.</text:span></text:p>
      <text:p text:style-name="P1">७) ईश्वरस्य वचनानि अभिश्रुत्य कन्ये आगच्छतः । <text:span text:style-name="T25">Владыки слова услышав, (две)девушки приходят.</text:span></text:p>
      <text:p text:style-name="P1">८) प्रियाः चिन्ताः विस्मृत्य कन्या उत्तिष्ठति च नगरं च <text:span text:style-name="T36">प्रतिगच्छति</text:span> । <text:span text:style-name="T25">И приятные хлопоты забыв, девушка встает и в город </text:span><text:span text:style-name="T37">возвращается</text:span><text:span text:style-name="T25">.</text:span></text:p>
      <text:p text:style-name="P2">९) अश्वान् क्षेत्रेभ्यः संनीय गृहे सीदामः कथाः च कथयामः । <text:span text:style-name="T25">Коней <text:s/></text:span><text:span text:style-name="T35">из полей</text:span><text:span text:style-name="T25"> отведя, в доме садимся и истории рассказываем.</text:span></text:p>
      <text:p text:style-name="P1">१०) जनाः व्याघ्रेण विलुप्तं बालम् अनुशोचन्ति । <text:span text:style-name="T26">Люди тигром выкраденного ребенка оплакивают.</text:span></text:p>
      <text:p text:style-name="P1">११) बाले गृहात् व्यपगत्य क्षेत्राणि उपद्रवतः । <text:span text:style-name="T27">(Дв</text:span><text:span text:style-name="T35">е</text:span><text:span text:style-name="T27">) </text:span><text:span text:style-name="T35">девочки </text:span><text:span text:style-name="T27">из дома выйдя </text:span><text:span text:style-name="T35">к </text:span><text:span text:style-name="T27">поля</text:span><text:span text:style-name="T35">м</text:span><text:span text:style-name="T27"> </text:span><text:span text:style-name="T35">бегут</text:span><text:span text:style-name="T27">.</text:span></text:p>
      <text:p text:style-name="P1"/>
      <text:p text:style-name="P1"/>
      <text:p text:style-name="P1"/>
      <text:p text:style-name="P1">Rāma Takes Back Sītā</text:p>
      <text:p text:style-name="P1"/>
      <text:p text:style-name="P1"><text:soft-page-break/>प्रतिहरति तां रामः सुग्रीवबलम् आश्रितः । <text:span text:style-name="T28">Забирает её Рама к силе Сугривы прибегающий</text:span></text:p>
      <text:p text:style-name="P1">बद्<text:span text:style-name="T28">ध्वा</text:span> समुद्रस्य दग्ध्वा लङ्कां शितैः शरैः ॥ <text:span text:style-name="T28">Построив <text:s/>к Шри Ланке мост через океан и сожгя острыми стрелами</text:span></text:p>
      <text:p text:style-name="P1"/>
      <text:p text:style-name="P1"/>
      <text:p text:style-name="P1"/>
      <text:p text:style-name="P1"/>
      <text:p text:style-name="P1">Introducing the Story of the Foolish Turtle</text:p>
      <text:p text:style-name="P1"/>
      <text:p text:style-name="P1">मित्राणां हितकामानां यः वाक्यं न अभिनन्दति । <text:span text:style-name="T29">Друзей преданно любимых <text:s/>который слова не приветствует</text:span></text:p>
      <text:p text:style-name="P2">स कूर्मः इव द<text:span text:style-name="T29">ु</text:span>र्बुद्धिः काष्ठात् भ्रष्टः विनश्यति ॥ <text:span text:style-name="T29">Он словно черепаха глупая с бревна падающая погибает.</text:span></text:p>
      <text:p text:style-name="P2"/>
      <text:p text:style-name="P2">The Effects of Choosing Bad Leaders</text:p>
      <text:p text:style-name="P2"/>
      <text:p text:style-name="P2">अकृतात्मानम् आसाद्य राजानम् अनये रतम् । <text:span text:style-name="T30">Несовершенного назначив царём, дурным поведением наслаждающегося </text:span></text:p>
      <text:p text:style-name="P6">विनश्यन्ति अनयाविष्टाः देशाः च नगराणि च ॥ <text:span text:style-name="T30">Погибают дурным поведением проникнутые(зараженные) и страны и города</text:span></text:p>
      <text:p text:style-name="P6"/>
      <text:p text:style-name="P6">Kṛṣṇa/Viṣṇu Describes Himself</text:p>
      <text:p text:style-name="P6"/>
      <text:p text:style-name="P6">रसः अहम् अप्सु कौन्तेय <text:bookmark-start text:name="__DdeLink__1630_2036244013"/>प्रभा <text:bookmark-end text:name="__DdeLink__1630_2036244013"/>भवामि शशिसूर्ययोः । <text:span text:style-name="T31">Я вкус воды, о сын Кунти, сияние месяца и солнце.</text:span></text:p>
      <text:p text:style-name="P6">प्रणवः सर्ववेदेषु शब्दः खे पौरुषं नरेषु ॥ <text:span text:style-name="T31">Пранава во всех Ведах, звук в пространстве, человечность в людя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5:44:35.620358901</meta:creation-date>
    <dc:date>2025-03-07T20:19:16.109329057</dc:date>
    <meta:editing-duration>P2DT4H34M32S</meta:editing-duration>
    <meta:editing-cycles>17</meta:editing-cycles>
    <meta:generator>LibreOffice/7.4.7.2$Linux_X86_64 LibreOffice_project/40$Build-2</meta:generator>
    <meta:document-statistic meta:table-count="0" meta:image-count="0" meta:object-count="0" meta:page-count="2" meta:paragraph-count="45" meta:word-count="613" meta:character-count="3100" meta:non-whitespace-character-count="2525"/>
  </office:meta>
</office:document-meta>
</file>